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acinskie3" style:list-style-name="lacinskie3"/>
    <style:style style:name="P2" style:family="paragraph" style:parent-style-name="łacińskie2" style:list-style-name="lacinskie2"/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top="0.101cm" fo:margin-bottom="0cm" loext:contextual-spacing="false"/>
    </style:style>
    <style:style style:name="P5" style:family="paragraph" style:parent-style-name="Standard">
      <style:paragraph-properties fo:margin-top="0.3cm" fo:margin-bottom="0cm" loext:contextual-spacing="false"/>
    </style:style>
    <style:style style:name="P6" style:family="paragraph" style:parent-style-name="rzymskie1" style:list-style-name="rzymskie1"/>
    <style:style style:name="P7" style:family="paragraph" style:parent-style-name="arabskie2" style:list-style-name="arabskie3"/>
    <style:style style:name="P8" style:family="paragraph" style:parent-style-name="arabskie3" style:list-style-name="arabskie3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 PREZENTACJI NA WEWNĘTRZNY USTNY EGZAMIN MATURALNY</text:p>
      <text:p text:style-name="Standard">Z JĘZYKA POLSKIEGO W ROKU SZKOLNYM 2006/2007 </text:p>
      <text:p text:style-name="P5">Magdalena Barańska, klasa 3d</text:p>
      <text:p text:style-name="P4"><text:span text:style-name="T1">Temat:</text:span> Różne oblicza władców. Porównaj wybrane portrety w oparciu o teksty dramatyczne.</text:p>
      <text:list xml:id="list3883013430" text:style-name="rzymskie1">
        <text:list-item>
          <text:p text:style-name="P6">Literatura podmiotu:</text:p>
        </text:list-item>
      </text:list>
      <text:list xml:id="list28965185" text:style-name="arabskie3">
        <text:list-item>
          <text:p text:style-name="P7">Kochanowski Jan, Odprawa posłów greckich, Zakład Narodowy im. Ossolińskich, Wrocław 1985.</text:p>
        </text:list-item>
        <text:list-item>
          <text:p text:style-name="P7">Machiavelli Niccolo, Książę (fragmenty), [w:] Mrowcewicz Krzysztof, Przeszłość to dziś, Wydawnictwo STENTOR, Warszawa 2004, s. 54-56.</text:p>
        </text:list-item>
        <text:list-item>
          <text:p text:style-name="P7">Shakespeare William, Makbet, Wydawnictwo Łódzkie, Biblioteka Lektur Szkolnych, Łódź 1976.</text:p>
        </text:list-item>
        <text:list-item>
          <text:p text:style-name="P7">Sofokles, Antygona, Krajowa Agencja Wydawnicza Rzeszów, Rzeszów 1990.</text:p>
        </text:list-item>
      </text:list>
      <text:list xml:id="list204143751378943" text:continue-list="list3883013430" text:style-name="rzymskie1">
        <text:list-item>
          <text:p text:style-name="P6">Literatura przedmiotu:</text:p>
        </text:list-item>
      </text:list>
      <text:list xml:id="list748094594" text:style-name="arabskie3">
        <text:list-item>
          <text:p text:style-name="P7">Komorowski Jarosław, Makbet Williama Shakespeare'a, WSiP, Biblioteka Analiz Literackich, Warszawa 1989, s. 52-57.</text:p>
        </text:list-item>
        <text:list-item>
          <text:p text:style-name="P7">Kotarski Edward, Odprawa posłów greckich Jana Kochanowskiego, Państwowe Zakłady Wydawnictw Szkolnych, Biblioteka Analiz Literackich, Warszawa 1969, s.40-48.</text:p>
        </text:list-item>
        <text:list-item>
          <text:p text:style-name="P7">Ryś Anna, Antygona Sofoklesa, Wydawnictwo Marek Rożak, Gdańsk 1994, s. 29- 42.</text:p>
        </text:list-item>
      </text:list>
      <text:list xml:id="list204144437787977" text:continue-list="list204143751378943" text:style-name="rzymskie1">
        <text:list-item>
          <text:p text:style-name="P6">Ramowy plan wypowiedzi:</text:p>
        </text:list-item>
      </text:list>
      <text:list xml:id="list3082625596" text:style-name="lacinskie2">
        <text:list-item>
          <text:p text:style-name="P2">Wstęp</text:p>
        </text:list-item>
      </text:list>
      <text:list xml:id="list204142937282365" text:continue-list="list28965185" text:style-name="arabskie3">
        <text:list-item>
          <text:list>
            <text:list-item text:start-value="1">
              <text:p text:style-name="P8">Rozważania dotyczące* osób sprawujących władzę oraz* sposobów rządzenia.</text:p>
            </text:list-item>
            <text:list-item>
              <text:p text:style-name="P8">"Ksiażę" Niccolo Machiavellego jako punkt odniesienia do analizy postępowania przedstawionych bohaterów – władców.</text:p>
            </text:list-item>
          </text:list>
        </text:list-item>
      </text:list>
      <text:list xml:id="list204143003038806" text:continue-list="list3082625596" text:style-name="lacinskie2">
        <text:list-item>
          <text:p text:style-name="P2">Kolejność prezentowanych argumentów (treści)</text:p>
        </text:list-item>
      </text:list>
      <text:list xml:id="list204143642633175" text:continue-list="list204142937282365" text:style-name="arabskie3">
        <text:list-item>
          <text:list>
            <text:list-item text:start-value="1">
              <text:p text:style-name="P8">Krytyka władcy niesprawiedliwego, nieudolnego i ulegającego wpływom osób (król Priam) oraz krytyka egoistycznego, kierującego się prywatą, a nie troską o losy ojczyzny księcia (Aleksander) w "Odprawie posłów greckich".</text:p>
            </text:list-item>
            <text:list-item>
              <text:p text:style-name="P8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    </text:list-item>
            <text:list-item>
              <text:p text:style-name="P8">Zróżnicowanie* oceny postępowania Kreona jako:</text:p>
            </text:list-item>
          </text:list>
        </text:list-item>
      </text:list>
      <text:list xml:id="list2818875199" text:style-name="lacinskie3">
        <text:list-item>
          <text:list>
            <text:list-item>
              <text:list>
                <text:list-item>
                  <text:p text:style-name="P1">władcy – tyrana i despoty surowo egzekwującego wydane prawa i rozkazy,</text:p>
                </text:list-item>
                <text:list-item>
                  <text:p text:style-name="P1">władcy konsekwentnego, bezkompromisowego, pozbawionego prywaty, kierującego się interesami i obowiązkami państwa.</text:p>
                </text:list-item>
              </text:list>
            </text:list-item>
          </text:list>
        </text:list-item>
      </text:list>
      <text:list xml:id="list204144933474979" text:continue-list="list204143642633175" text:style-name="arabskie3">
        <text:list-item>
          <text:list>
            <text:list-item>
              <text:p text:style-name="P8">Sylwetka bezwzględnego Makbeta – władcy zbrodniarza zaślepionego namiętnością władzy, ale bezustannego borykającego się z wyrzutami sumienia:</text:p>
            </text:list-item>
          </text:list>
        </text:list-item>
      </text:list>
      <text:list xml:id="list1703878687" text:style-name="lacinskie3">
        <text:list-item>
          <text:list>
            <text:list-item>
              <text:list>
                <text:list-item>
                  <text:p text:style-name="lacinskie3">tragizm postaci Makbeta – władca ukazany jako marionetka ludzkich namiętności, motyw życia – teatru.</text:p>
                </text:list-item>
              </text:list>
            </text:list-item>
          </text:list>
        </text:list-item>
      </text:list>
      <text:list xml:id="list204143337619647" text:continue-list="list204143003038806" text:style-name="lacinskie2">
        <text:list-item>
          <text:p text:style-name="P2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204143186736776" text:continue-list="list204144437787977" text:style-name="rzymskie1">
        <text:list-item>
          <text:p text:style-name="P6">Materiały pomocnicze</text:p>
        </text:list-item>
      </text:list>
      <text:list xml:id="list204144192812361" text:continue-list="list748094594" text:style-name="arabskie3">
        <text:list-item text:start-value="1">
          <text:p text:style-name="P7">kartka z cytatami,</text:p>
        </text:list-item>
        <text:list-item>
          <text:p text:style-name="P7">prezentacja multimedialna.</text:p>
        </text:list-item>
      </text:list>
      <text:p text:style-name="P3">Podpis zdającego</text:p>
      <text:p text:style-name="P3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rzymskie1" style:family="paragraph" style:parent-style-name="Standard">
      <style:paragraph-properties fo:margin-left="0.7cm" fo:margin-right="0cm" fo:margin-top="0.101cm" fo:margin-bottom="0cm" loext:contextual-spacing="false" fo:text-indent="-0.7cm" style:auto-text-indent="false" style:writing-mode="page">
        <style:tab-stops/>
      </style:paragraph-properties>
      <style:text-properties fo:font-weight="bold" style:font-weight-asian="bold" style:font-weight-complex="bold"/>
    </style:style>
    <style:style style:name="arabskie2" style:family="paragraph" style:parent-style-name="Standard" style:list-style-name="arabskie2">
      <style:paragraph-properties fo:margin-top="0cm" fo:margin-bottom="0.101cm" loext:contextual-spacing="false"/>
    </style:style>
    <style:style style:name="arabskie3" style:family="paragraph" style:parent-style-name="arabskie2" style:list-style-name="arabskie3">
      <loext:graphic-properties draw:fill="none" draw:fill-color="#729fcf"/>
      <style:paragraph-properties fo:margin-left="0cm" fo:margin-right="1.27cm" fo:margin-top="0cm" fo:margin-bottom="0.071cm" loext:contextual-spacing="false" fo:text-indent="-0.6cm" style:auto-text-indent="false" fo:background-color="transparent" style:writing-mode="page">
        <style:tab-stops/>
      </style:paragraph-properties>
    </style:style>
    <style:style style:name="łacińskie2" style:family="paragraph" style:parent-style-name="Standard" style:list-style-name="" style:master-page-name="">
      <loext:graphic-properties draw:fill="none" draw:fill-color="#729fcf"/>
      <style:paragraph-properties fo:margin-top="0.071cm" fo:margin-bottom="0cm" loext:contextual-spacing="false" style:page-number="auto" fo:background-color="transparent" style:shadow="none" style:writing-mode="page">
        <style:tab-stops/>
      </style:paragraph-properties>
      <style:text-properties style:font-size-asian="10.5pt"/>
    </style:style>
    <style:style style:name="lacinskie3" style:family="paragraph" style:parent-style-name="Standard" style:list-style-name="lacinskie3">
      <style:paragraph-properties fo:margin-top="0cm" fo:margin-bottom="0.101cm" loext:contextual-spacing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zymskie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acinskie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acinskie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09:03:45.978935014</meta:creation-date>
    <dc:date>2017-10-29T20:41:42.608000000</dc:date>
    <meta:editing-duration>PT21M42S</meta:editing-duration>
    <meta:editing-cycles>5</meta:editing-cycles>
    <meta:generator>LibreOffice/5.4.2.2$Windows_x86 LibreOffice_project/22b09f6418e8c2d508a9eaf86b2399209b0990f4</meta:generator>
    <meta:document-statistic meta:table-count="0" meta:image-count="0" meta:object-count="0" meta:page-count="1" meta:paragraph-count="31" meta:word-count="330" meta:character-count="2630" meta:non-whitespace-character-count="2350"/>
  </office:meta>
</office:document-meta>
</file>